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8.971cm" fo:margin-top="0cm" fo:margin-bottom="0cm" table:align="left"/>
    </style:style>
    <style:style style:name="Tableau3.A" style:family="table-column">
      <style:table-column-properties style:column-width="6.83cm"/>
    </style:style>
    <style:style style:name="Tableau3.B" style:family="table-column">
      <style:table-column-properties style:column-width="5.235cm"/>
    </style:style>
    <style:style style:name="Tableau3.C" style:family="table-column">
      <style:table-column-properties style:column-width="6.906cm"/>
    </style:style>
    <style:style style:name="Tableau3.1" style:family="table-row">
      <style:table-row-properties style:min-row-height="0.766cm" fo:keep-together="auto"/>
    </style:style>
    <style:style style:name="Tableau3.A1" style:family="table-cell">
      <style:table-cell-properties style:vertical-align="middle" fo:background-color="#009aff" fo:padding="0cm" fo:border-left="none" fo:border-right="none" fo:border-top="1pt solid #a6a6a6" fo:border-bottom="1pt solid #a6a6a6">
        <style:background-image/>
      </style:table-cell-properties>
    </style:style>
    <style:style style:name="Tableau3.C1" style:family="table-cell">
      <style:table-cell-properties style:vertical-align="middle" fo:background-color="#009aff" fo:padding="0cm" fo:border-left="none" fo:border-right="1pt solid #000001" fo:border-top="1pt solid #a6a6a6" fo:border-bottom="1pt solid #a6a6a6">
        <style:background-image/>
      </style:table-cell-properties>
    </style:style>
    <style:style style:name="Tableau4" style:family="table">
      <style:table-properties style:width="18.997cm" fo:margin-top="0cm" fo:margin-bottom="0cm" table:align="left"/>
    </style:style>
    <style:style style:name="Tableau4.A" style:family="table-column">
      <style:table-column-properties style:column-width="5.017cm"/>
    </style:style>
    <style:style style:name="Tableau4.B" style:family="table-column">
      <style:table-column-properties style:column-width="4.824cm"/>
    </style:style>
    <style:style style:name="Tableau4.C" style:family="table-column">
      <style:table-column-properties style:column-width="9.156cm"/>
    </style:style>
    <style:style style:name="Tableau4.1" style:family="table-row">
      <style:table-row-properties style:min-row-height="0.494cm" fo:keep-together="auto"/>
    </style:style>
    <style:style style:name="Tableau4.A1" style:family="table-cell">
      <style:table-cell-properties style:vertical-align="bottom" fo:background-color="#3399ff" fo:padding="0cm" fo:border-left="1pt solid #000001" fo:border-right="none" fo:border-top="1pt solid #000001" fo:border-bottom="1pt solid #000001">
        <style:background-image/>
      </style:table-cell-properties>
    </style:style>
    <style:style style:name="Tableau4.C1" style:family="table-cell">
      <style:table-cell-properties style:vertical-align="bottom" fo:background-color="#3399ff" fo:padding="0cm" fo:border="1pt solid #000001">
        <style:background-image/>
      </style:table-cell-properties>
    </style:style>
    <style:style style:name="Tableau4.2" style:family="table-row">
      <style:table-row-properties style:min-row-height="0.628cm" fo:keep-together="auto"/>
    </style:style>
    <style:style style:name="Tableau4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2.346cm"/>
    </style:style>
    <style:style style:name="Tableau6.C" style:family="table-column">
      <style:table-column-properties style:column-width="1.501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3399ff" fo:padding="0cm" fo:border="1pt solid #000001">
        <style:background-image/>
      </style:table-cell-properties>
    </style:style>
    <style:style style:name="Tableau6.C1" style:family="table-cell">
      <style:table-cell-properties style:vertical-align="middle" fo:background-color="#3399ff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C2" style:family="table-cell">
      <style:table-cell-properties style:vertical-align="middle" fo:background-color="#3399ff" fo:padding="0cm" fo:border-left="1pt solid #000001" fo:border-right="1pt solid #000001" fo:border-top="1pt solid #000001" fo:border-bottom="none">
        <style:background-image/>
      </style:table-cell-properties>
    </style:style>
    <style:style style:name="Tableau6.D2" style:family="table-cell">
      <style:table-cell-properties style:vertical-align="middle" fo:background-color="#3399ff" fo:padding="0cm" fo:border-left="none" fo:border-right="1pt solid #000001" fo:border-top="1pt solid #000001" fo:border-bottom="1pt solid #000001">
        <style:background-image/>
      </style:table-cell-properties>
    </style:style>
    <style:style style:name="Tableau6.3" style:family="table-row">
      <style:table-row-properties style:row-height="1.349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3" style:family="table-cell">
      <style:table-cell-properties style:vertical-align="middle" fo:padding="0.097cm" fo:border="1pt solid #000001"/>
    </style:style>
    <style:style style:name="Tableau6.D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3" style:family="table-cell">
      <style:table-cell-properties style:vertical-align="middle" fo:padding="0.097cm" fo:border="1pt solid #000001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5" style:family="table-row">
      <style:table-row-properties style:row-height="1.993cm" fo:keep-together="auto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9" style:family="table-row">
      <style:table-row-properties style:row-height="2.044cm" fo:keep-together="auto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1" style:family="table-row">
      <style:table-row-properties style:row-height="1.409cm" fo:keep-together="auto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1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C11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D11" style:family="table-cell">
      <style:table-cell-properties style:vertical-align="middle" fo:padding="0.097cm" fo:border="1pt solid #000001"/>
    </style:style>
    <style:style style:name="Tableau6.E11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abf4d" officeooo:paragraph-rsid="001abf4d" style:font-size-asian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ca444" officeooo:paragraph-rsid="001ca444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e2d6" officeooo:paragraph-rsid="001de2d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35bb" officeooo:paragraph-rsid="001f35bb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.5pt" officeooo:rsid="001de2d6" officeooo:paragraph-rsid="001de2d6" style:font-size-asian="11.5pt"/>
    </style:style>
    <style:style style:name="P7" style:family="paragraph" style:parent-style-name="Standard">
      <style:paragraph-properties fo:text-align="start" style:justify-single-word="false"/>
      <style:text-properties officeooo:paragraph-rsid="0017fd0e"/>
    </style:style>
    <style:style style:name="P8" style:family="paragraph" style:parent-style-name="Standard">
      <style:paragraph-properties fo:text-align="start" style:justify-single-word="false"/>
      <style:text-properties officeooo:paragraph-rsid="001493e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officeooo:rsid="001590b6" officeooo:paragraph-rsid="001590b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8pt" officeooo:paragraph-rsid="001493ed" style:font-size-asian="8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8pt" officeooo:paragraph-rsid="001493ed" style:font-size-asian="8pt"/>
    </style:style>
    <style:style style:name="P12" style:family="paragraph" style:parent-style-name="Standard">
      <style:paragraph-properties fo:text-align="start" style:justify-single-word="false"/>
      <style:text-properties officeooo:rsid="00176978" officeooo:paragraph-rsid="00280d00"/>
    </style:style>
    <style:style style:name="P13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officeooo:paragraph-rsid="001493ed"/>
    </style:style>
    <style:style style:name="P14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5" style:family="paragraph" style:parent-style-name="Standard">
      <style:paragraph-properties fo:margin-left="0.282cm" fo:margin-right="0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16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1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1493ed"/>
    </style:style>
    <style:style style:name="P19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93ed" style:font-size-asian="8pt" style:font-weight-asian="bold"/>
    </style:style>
    <style:style style:name="P20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b000" style:font-size-asian="8pt" style:font-weight-asian="bold"/>
    </style:style>
    <style:style style:name="P21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/>
    </style:style>
    <style:style style:name="P22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officeooo:paragraph-rsid="001493ed" style:font-size-asian="8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4pt" officeooo:paragraph-rsid="001493ed" style:font-size-asian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25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Liberation Sans" fo:font-size="12pt" officeooo:rsid="001590b6" officeooo:paragraph-rsid="001590b6" style:font-size-asian="12pt" style:font-size-complex="12pt"/>
    </style:style>
    <style:style style:name="P26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officeooo:paragraph-rsid="001493ed" style:font-size-asian="8pt"/>
    </style:style>
    <style:style style:name="P27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Liberation Sans" fo:font-size="12pt" officeooo:rsid="001590b6" officeooo:paragraph-rsid="001590b6" style:font-size-asian="12pt" style:font-size-complex="12pt"/>
    </style:style>
    <style:style style:name="P28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9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officeooo:paragraph-rsid="001493ed" style:font-size-asian="8pt"/>
    </style:style>
    <style:style style:name="P30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31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32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3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4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5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36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37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paragraph-rsid="001493ed" style:font-size-asian="12pt"/>
    </style:style>
    <style:style style:name="P38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f35bb" officeooo:paragraph-rsid="001f35bb" style:font-size-asian="12pt"/>
    </style:style>
    <style:style style:name="P39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de2d6" officeooo:paragraph-rsid="001de2d6" style:font-size-asian="12pt"/>
    </style:style>
    <style:style style:name="P40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ca444" officeooo:paragraph-rsid="001ca444" style:font-size-asian="12pt"/>
    </style:style>
    <style:style style:name="P41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abf4d" officeooo:paragraph-rsid="001abf4d" style:font-size-asian="12pt"/>
    </style:style>
    <style:style style:name="P42" style:family="paragraph" style:parent-style-name="Standard">
      <style:paragraph-properties fo:margin-left="0.199cm" fo:margin-right="0cm" fo:text-indent="0cm" style:auto-text-indent="false"/>
      <style:text-properties style:font-name="Times New Roman" fo:font-size="11.5pt" officeooo:rsid="001de2d6" officeooo:paragraph-rsid="001de2d6" style:font-size-asian="11.5pt"/>
    </style:style>
    <style:style style:name="P43" style:family="paragraph" style:parent-style-name="Standard">
      <style:paragraph-properties fo:margin-left="0.4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44" style:family="paragraph" style:parent-style-name="Standard">
      <style:paragraph-properties fo:margin-left="0cm" fo:margin-right="10.76cm" fo:line-height="99%" fo:text-align="start" style:justify-single-word="false" fo:text-indent="0cm" style:auto-text-indent="false"/>
      <style:text-properties officeooo:paragraph-rsid="001493ed"/>
    </style:style>
    <style:style style:name="P45" style:family="paragraph" style:parent-style-name="Standard">
      <style:paragraph-properties fo:text-align="start" style:justify-single-word="false" fo:break-before="column"/>
      <style:text-properties style:font-name="Liberation Sans" fo:font-size="12pt" officeooo:rsid="001590b6" officeooo:paragraph-rsid="001590b6" style:font-size-asian="12pt" style:font-size-complex="12pt"/>
    </style:style>
    <style:style style:name="P46" style:family="paragraph" style:parent-style-name="Standard">
      <style:paragraph-properties fo:text-align="start" style:justify-single-word="false" fo:break-before="column"/>
      <style:text-properties officeooo:rsid="00176978" officeooo:paragraph-rsid="00176978"/>
    </style:style>
    <style:style style:name="P47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48" style:family="paragraph" style:parent-style-name="Standard">
      <style:paragraph-properties fo:margin-left="0.101cm" fo:margin-right="0.101cm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49" style:family="paragraph" style:parent-style-name="Standard">
      <style:paragraph-properties fo:text-align="start" style:justify-single-word="false" fo:break-before="page"/>
      <style:text-properties fo:color="#0000ff" style:font-name="Liberation Sans" fo:font-size="8pt" officeooo:rsid="001590b6" officeooo:paragraph-rsid="001590b6" style:font-size-asian="8pt"/>
    </style:style>
    <style:style style:name="P50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 style:text-scale="99%"/>
    </style:style>
    <style:style style:name="P51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officeooo:paragraph-rsid="001493ed"/>
    </style:style>
    <style:style style:name="P52" style:family="paragraph" style:parent-style-name="Standard" style:master-page-name="Standard">
      <style:paragraph-properties fo:line-height="0.296cm" style:page-number="auto"/>
      <style:text-properties fo:color="#0000ff" style:font-name="Arial1" fo:font-size="8pt" style:text-underline-style="solid" style:text-underline-width="auto" style:text-underline-color="font-color" officeooo:rsid="001590b6" officeooo:paragraph-rsid="001590b6" style:font-size-asian="8pt"/>
    </style:style>
    <style:style style:name="P5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officeooo:rsid="001e0193" officeooo:paragraph-rsid="001e0193" style:font-size-asian="8pt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officeooo:paragraph-rsid="0017fd0e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officeooo:paragraph-rsid="00176978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2pt" officeooo:rsid="003758e4" officeooo:paragraph-rsid="003758e4" style:font-size-asian="12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 style:font-size-complex="12pt"/>
    </style:style>
    <style:style style:name="P58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3758e4" officeooo:paragraph-rsid="003758e4" style:font-size-asian="12pt"/>
    </style:style>
    <style:style style:name="P59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3758e4" officeooo:paragraph-rsid="003758e4" style:font-size-asian="12pt" style:font-size-complex="12pt"/>
    </style:style>
    <style:style style:name="P60" style:family="paragraph" style:parent-style-name="Heading_20_3">
      <style:paragraph-properties fo:margin-left="0.199cm" fo:margin-right="0.199cm" fo:text-align="end" style:justify-single-word="false" fo:text-indent="0cm" style:auto-text-indent="false"/>
      <style:text-properties style:font-name="Arial1" fo:font-size="14pt" officeooo:paragraph-rsid="0031ac53" style:font-size-asian="14pt"/>
    </style:style>
    <style:style style:name="P61" style:family="paragraph">
      <style:paragraph-properties fo:text-align="center"/>
    </style:style>
    <style:style style:name="T1" style:family="text">
      <style:text-properties style:font-name="Arial1" fo:font-size="14pt" fo:font-weight="bold" style:font-size-asian="14pt" style:font-weight-asian="bold"/>
    </style:style>
    <style:style style:name="T2" style:family="text">
      <style:text-properties style:font-name="Arial1" fo:font-size="14pt" fo:font-weight="bold" style:font-size-asian="14pt" style:font-weight-asian="bold" style:text-scale="99%"/>
    </style:style>
    <style:style style:name="T3" style:family="text">
      <style:text-properties style:font-name="Arial1" fo:font-size="14pt" fo:font-weight="normal" style:font-size-asian="14pt" style:font-weight-asian="normal" style:text-scale="99%"/>
    </style:style>
    <style:style style:name="T4" style:family="text">
      <style:text-properties style:font-name="Arial1" fo:font-size="14pt" style:font-size-asian="14pt"/>
    </style:style>
    <style:style style:name="T5" style:family="text">
      <style:text-properties fo:color="#0000ff" style:font-name="Liberation Sans" fo:font-size="8pt" style:font-size-asian="8pt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8pt" style:font-size-asian="8pt"/>
    </style:style>
    <style:style style:name="T8" style:family="text">
      <style:text-properties style:font-name="Helvetica" fo:font-size="6pt" style:font-size-asian="6pt"/>
    </style:style>
    <style:style style:name="T9" style:family="text">
      <style:text-properties style:font-name="Liberation Sans" fo:font-size="10pt" officeooo:rsid="00176978" style:font-size-asian="10pt" style:font-size-complex="10pt"/>
    </style:style>
    <style:style style:name="T10" style:family="text">
      <style:text-properties officeooo:rsid="00176978"/>
    </style:style>
    <style:style style:name="T11" style:family="text">
      <style:text-properties fo:color="#3c3c3c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2" style:family="text">
      <style:text-properties officeooo:rsid="0031b90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1b907" style:font-weight-asian="bold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 officeooo:rsid="0031b907" style:font-size-asian="7pt" style:font-size-complex="7pt"/>
    </style:style>
    <style:style style:name="Sect1" style:family="section">
      <style:section-properties text:dont-balance-text-columns="false" style:editable="false">
        <style:columns fo:column-count="3">
          <style:column style:rel-width="3392*" fo:start-indent="0cm" fo:end-indent="0.049cm"/>
          <style:column style:rel-width="2704*" fo:start-indent="0.049cm" fo:end-indent="0.053cm"/>
          <style:column style:rel-width="4110*" fo:start-indent="0.053cm" fo:end-indent="0cm"/>
        </style:columns>
      </style:section-properties>
    </style:style>
    <style:style style:name="gr1" style:family="graphic">
      <style:graphic-properties svg:stroke-width="0.016cm" svg:stroke-color="#ffffff" draw:fill-color="#ffffff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line text:anchor-type="paragraph" draw:z-index="2" draw:style-name="gr1" draw:text-style-name="P61" svg:x1="10.255cm" svg:y1="-2.198cm" svg:x2="17.718cm" svg:y2="-2.198cm"><text:p/></draw:line><draw:line text:anchor-type="paragraph" draw:z-index="1" draw:style-name="gr1" draw:text-style-name="P61" svg:x1="10.262cm" svg:y1="-2.207cm" svg:x2="10.262cm" svg:y2="-1.013cm"><text:p/></draw:line><draw:line text:anchor-type="paragraph" draw:z-index="0" draw:style-name="gr1" draw:text-style-name="P61" svg:x1="17.709cm" svg:y1="-2.207cm" svg:x2="17.709cm" svg:y2="2.229cm"><text:p/></draw:line>[eleves;block=begin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3"><text:span text:style-name="T2">D</text:span><text:span text:style-name="T3">iplôme</text:span><text:span text:style-name="T2"> N</text:span><text:span text:style-name="T3">ational du</text:span><text:span text:style-name="T2"> B</text:span><text:span text:style-name="T3">revet</text:span></text:p>
          </table:table-cell>
          <table:table-cell table:style-name="Tableau3.A1" office:value-type="string">
            <text:p text:style-name="P23">Session</text:p>
          </table:table-cell>
          <table:table-cell table:style-name="Tableau3.C1" office:value-type="string">
            <text:p text:style-name="P51"><text:span text:style-name="T4">Série </text:span><text:span text:style-name="T1">professionnelle</text:span><text:span text:style-name="T4"> (MEN)</text:span></text:p>
            <text:p text:style-name="P60">option de série AGRICOLE</text:p>
          </table:table-cell>
        </table:table-row>
      </table:table>
      <text:p text:style-name="P28"/>
      <text:section text:style-name="Sect1" text:name="Section2">
        <text:p text:style-name="P27">Académie : [eleves.acad] </text:p>
        <text:p text:style-name="P25">Département : [eleves.departe] </text:p>
        <text:p text:style-name="P25">Établissement fréquenté </text:p>
        <text:p text:style-name="P25">[eleves.ecole] </text:p>
        <text:p text:style-name="P25">[eleves.adresse1] </text:p>
        <text:p text:style-name="P25">[eleves.adresse2] </text:p>
        <text:p text:style-name="P25">[eleves.codeposte] [eleves.commune]</text:p>
        <text:p text:style-name="P7"/>
        <text:p text:style-name="P7"/>
        <text:p text:style-name="P46">MEF du candidat </text:p>
        <text:p text:style-name="P12">[eleves.mefcode; if [val]='1031000111'; then <text:span text:style-name="T11">☑</text:span> ; else □] 3e </text:p>
        <text:p text:style-name="P12">[eleves.mefcode; if [val]='1031000111'; then □; else <text:span text:style-name="T11">☑</text:span> ] autre </text:p>
        <text:p text:style-name="P55"><text:span text:style-name="T10">[eleves.mefcode; if [val]='1031000111'; then </text:span><text:span text:style-name="T9">à préciser………………..</text:span><text:span text:style-name="T10"> ; else [eleves.mef]]</text:span></text:p>
        <text:p text:style-name="P54"/>
        <text:p text:style-name="P45">Nom : [eleves.nom] </text:p>
        <text:p text:style-name="P9">Prénom : [eleves.prenom] </text:p>
        <text:p text:style-name="P9">Date de naissance : [eleves.date_nais] </text:p>
        <text:p text:style-name="P9">à : [eleves.lieu_nais] </text:p>
        <text:p text:style-name="P9">Division : [eleves.classe] </text:p>
      </text:section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4">Total des points du candidat</text:p>
          </table:table-cell>
          <table:table-cell table:style-name="Tableau4.A1" office:value-type="string">
            <text:p text:style-name="P30">Avis du conseil de classe</text:p>
          </table:table-cell>
          <table:table-cell table:style-name="Tableau4.C1" office:value-type="string">
            <text:p text:style-name="P31">Avis circonstancié du chef d’établissement</text:p>
          </table:table-cell>
        </table:table-row>
        <table:table-row table:style-name="Tableau4.2">
          <table:table-cell table:style-name="Tableau4.A2" office:value-type="string">
            <text:p text:style-name="P47">[eleves.totalpoints_bis] /[eleves.totalcoef_bis]</text:p>
          </table:table-cell>
          <table:table-cell table:style-name="Tableau4.B2" office:value-type="string">
            <text:p text:style-name="P15">[eleves.decision] </text:p>
          </table:table-cell>
          <table:table-cell table:style-name="Tableau4.C2" office:value-type="string">
            <text:p text:style-name="P48">[eleves.appreciation]</text:p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rows-spanned="2" table:number-columns-spanned="2" office:value-type="string">
            <text:p text:style-name="P32">Disciplines</text:p>
          </table:table-cell>
          <table:covered-table-cell/>
          <table:table-cell table:style-name="Tableau6.C1" table:number-columns-spanned="2" office:value-type="string">
            <text:p text:style-name="P50">Notes</text:p>
            <text:p text:style-name="P10">moyennes sur 20</text:p>
          </table:table-cell>
          <table:covered-table-cell/>
          <table:table-cell table:style-name="Tableau6.A1" table:number-rows-spanned="2" office:value-type="string">
            <text:p text:style-name="P33">Appréciations des professeurs</text:p>
            <text:p text:style-name="P34">sur les résultats et l’évolution du candidat</text:p>
          </table:table-cell>
        </table:table-row>
        <table:table-row table:style-name="Tableau6.2">
          <table:covered-table-cell/>
          <table:covered-table-cell/>
          <table:table-cell table:style-name="Tableau6.C2" office:value-type="string">
            <text:p text:style-name="P16">classe</text:p>
          </table:table-cell>
          <table:table-cell table:style-name="Tableau6.D2" office:value-type="string">
            <text:p text:style-name="P14">élève</text:p>
          </table:table-cell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19">Français</text:p>
          </table:table-cell>
          <table:covered-table-cell/>
          <table:table-cell table:style-name="Tableau6.C3" office:value-type="string">
            <text:p text:style-name="P1">[eleves.101.3]</text:p>
          </table:table-cell>
          <table:table-cell table:style-name="Tableau6.D3" office:value-type="string">
            <text:p text:style-name="P1">[eleves.101.0]</text:p>
          </table:table-cell>
          <table:table-cell table:style-name="Tableau6.E3" office:value-type="string">
            <text:p text:style-name="P41">[eleves.101.4]</text:p>
          </table:table-cell>
        </table:table-row>
        <table:table-row table:style-name="Tableau6.3">
          <table:table-cell table:style-name="Tableau6.A4" table:number-columns-spanned="2" office:value-type="string">
            <text:p text:style-name="P19">Mathématiques</text:p>
          </table:table-cell>
          <table:covered-table-cell/>
          <table:table-cell table:style-name="Tableau6.C4" office:value-type="string">
            <text:p text:style-name="P2">[eleves.102.3]</text:p>
          </table:table-cell>
          <table:table-cell table:style-name="Tableau6.D4" office:value-type="string">
            <text:p text:style-name="P2">[eleves.102.0]</text:p>
          </table:table-cell>
          <table:table-cell table:style-name="Tableau6.E4" office:value-type="string">
            <text:p text:style-name="P40">[eleves.102.4]</text:p>
          </table:table-cell>
        </table:table-row>
        <table:table-row table:style-name="Tableau6.5">
          <table:table-cell table:style-name="Tableau6.A5" table:number-columns-spanned="2" office:value-type="string">
            <text:p text:style-name="P22"><text:span text:style-name="T14">Première l</text:span><text:span text:style-name="T13">angue vivante</text:span></text:p>
            <text:p text:style-name="P53">[eleves.103.5]</text:p>
          </table:table-cell>
          <table:covered-table-cell/>
          <table:table-cell table:style-name="Tableau6.C5" office:value-type="string">
            <text:p text:style-name="P6">[eleves.103.3]</text:p>
          </table:table-cell>
          <table:table-cell table:style-name="Tableau6.D5" office:value-type="string">
            <text:p text:style-name="P6">[eleves.103.0]</text:p>
          </table:table-cell>
          <table:table-cell table:style-name="Tableau6.E5" office:value-type="string">
            <text:p text:style-name="P42">[eleves.103.4]</text:p>
          </table:table-cell>
        </table:table-row>
        <table:table-row table:style-name="Tableau6.3">
          <table:table-cell table:style-name="Tableau6.A6" table:number-columns-spanned="2" office:value-type="string">
            <text:p text:style-name="P21">Prévention santé environnement</text:p>
          </table:table-cell>
          <table:covered-table-cell/>
          <table:table-cell table:style-name="Tableau6.C6" office:value-type="string">
            <text:p text:style-name="P3">[eleves.105.3]</text:p>
          </table:table-cell>
          <table:table-cell table:style-name="Tableau6.D6" office:value-type="string">
            <text:p text:style-name="P3">[eleves.105.0]</text:p>
          </table:table-cell>
          <table:table-cell table:style-name="Tableau6.E6" office:value-type="string">
            <text:p text:style-name="P39">[eleves.105.4]</text:p>
          </table:table-cell>
        </table:table-row>
        <table:table-row table:style-name="Tableau6.3">
          <table:table-cell table:style-name="Tableau6.A7" table:number-columns-spanned="2" office:value-type="string">
            <text:p text:style-name="P20">Éducation physique et</text:p>
            <text:p text:style-name="P20">sportive</text:p>
          </table:table-cell>
          <table:covered-table-cell/>
          <table:table-cell table:style-name="Tableau6.C7" office:value-type="string">
            <text:p text:style-name="P3">[eleves.106.3]</text:p>
          </table:table-cell>
          <table:table-cell table:style-name="Tableau6.D7" office:value-type="string">
            <text:p text:style-name="P3">[eleves.106.0]</text:p>
          </table:table-cell>
          <table:table-cell table:style-name="Tableau6.E7" office:value-type="string">
            <text:p text:style-name="P39">[eleves.106.4]</text:p>
          </table:table-cell>
        </table:table-row>
        <table:table-row table:style-name="Tableau6.3">
          <table:table-cell table:style-name="Tableau6.A8" table:number-columns-spanned="2" office:value-type="string">
            <text:p text:style-name="P21"><text:span text:style-name="T6">Éducation</text:span> <text:span text:style-name="T12">socioculturelle</text:span></text:p>
          </table:table-cell>
          <table:covered-table-cell/>
          <table:table-cell table:style-name="Tableau6.C8" office:value-type="string">
            <text:p text:style-name="P4">[eleves.107.3]</text:p>
          </table:table-cell>
          <table:table-cell table:style-name="Tableau6.D8" office:value-type="string">
            <text:p text:style-name="P4">[eleves.107.0]</text:p>
          </table:table-cell>
          <table:table-cell table:style-name="Tableau6.E8" office:value-type="string">
            <text:p text:style-name="P38">[eleves.107.4]</text:p>
          </table:table-cell>
        </table:table-row>
        <table:table-row table:style-name="Tableau6.9">
          <table:table-cell table:style-name="Tableau6.A9" table:number-columns-spanned="2" office:value-type="string">
            <text:p text:style-name="P21"><text:span text:style-name="T16">T</text:span><text:span text:style-name="T15">echnologie, </text:span><text:span text:style-name="T16">sciences et découverte de la vie professionnelle et des métiers</text:span></text:p>
            <text:p text:style-name="P43">coefficient <text:span text:style-name="T12">3</text:span></text:p>
          </table:table-cell>
          <table:covered-table-cell/>
          <table:table-cell table:style-name="Tableau6.C9" office:value-type="string">
            <text:p text:style-name="P56">[eleves.109.3]</text:p>
          </table:table-cell>
          <table:table-cell table:style-name="Tableau6.D9" office:value-type="string">
            <text:p text:style-name="P56">[eleves.109.0]</text:p>
          </table:table-cell>
          <table:table-cell table:style-name="Tableau6.E9" office:value-type="string">
            <text:p text:style-name="P58">[eleves.109.4]</text:p>
          </table:table-cell>
        </table:table-row>
        <table:table-row table:style-name="Tableau6.3">
          <table:table-cell table:style-name="Tableau6.A10" table:number-columns-spanned="2" office:value-type="string">
            <text:p text:style-name="P19">Option facultative</text:p>
            <text:p text:style-name="P18"><text:span text:style-name="T8">à préciser </text:span><text:span text:style-name="T7">............................</text:span></text:p>
          </table:table-cell>
          <table:covered-table-cell/>
          <table:table-cell table:style-name="Tableau6.C10" office:value-type="string">
            <text:p text:style-name="P5"/>
          </table:table-cell>
          <table:table-cell table:style-name="Tableau6.D10" office:value-type="string">
            <text:p text:style-name="P5"/>
          </table:table-cell>
          <table:table-cell table:style-name="Tableau6.E10" office:value-type="string">
            <text:p text:style-name="P37"/>
          </table:table-cell>
        </table:table-row>
        <table:table-row table:style-name="Tableau6.11">
          <table:table-cell table:style-name="Tableau6.A11" office:value-type="string">
            <text:p text:style-name="P35">Pour information</text:p>
          </table:table-cell>
          <table:table-cell table:style-name="Tableau6.B11" office:value-type="string">
            <text:p text:style-name="P36">Histoire-</text:p>
            <text:p text:style-name="P17">Géographie</text:p>
            <text:p text:style-name="P17">Éducation civique</text:p>
          </table:table-cell>
          <table:table-cell table:style-name="Tableau6.C11" office:value-type="string">
            <text:p text:style-name="P57">[eleves.121.3]</text:p>
          </table:table-cell>
          <table:table-cell table:style-name="Tableau6.D11" office:value-type="string">
            <text:p text:style-name="P57">[eleves.121.0]</text:p>
          </table:table-cell>
          <table:table-cell table:style-name="Tableau6.E11" office:value-type="string">
            <text:p text:style-name="P59">[eleves.121.4]</text:p>
          </table:table-cell>
        </table:table-row>
      </table:table>
      <text:p text:style-name="P44"/>
      <text:p text:style-name="P26">Janvier 2014</text:p>
      <text:p text:style-name="P29">Ministère de l’éducation nationale – DGESCO</text:p>
      <text:p text:style-name="P11">DNB - Fiche scolaire pour le jury - Série générale (MEN) <text:span text:style-name="T12">modifiée pour option de série Agricole</text:span></text:p>
      <text:p text:style-name="P8"><text:a xlink:type="simple" xlink:href="http://eduscol.education.fr/dnb"><text:span text:style-name="T5">http://eduscol.education.fr/dnb</text:span></text:a></text:p>
      <text:p text:style-name="P49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7cm" fo:margin-left="1cm" fo:margin-right="1cm" style:writing-mode="lr-tb" style:layout-grid-color="#c0c0c0" style:layout-grid-lines="274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5T11:34:30.152238195</dc:date>
    <dc:creator>Bouguin </dc:creator>
    <meta:editing-duration>PT56M10S</meta:editing-duration>
    <meta:editing-cycles>36</meta:editing-cycles>
    <meta:document-statistic meta:table-count="3" meta:image-count="0" meta:object-count="0" meta:page-count="2" meta:paragraph-count="79" meta:word-count="198" meta:character-count="1798" meta:non-whitespace-character-count="1663"/>
  </office:meta>
</office:document-meta>
</file>